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e6cf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021e461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1b610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1b610" officeooo:paragraph-rsid="019b981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e8ab62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style:text-underline-style="none" officeooo:paragraph-rsid="01e8ab62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97f8b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7af" fo:hyphenate="false" fo:hyphenation-remain-char-count="2" fo:hyphenation-push-char-count="2" loext:hyphenation-no-caps="false"/>
    </style:style>
    <style:style style:name="P18" style:family="paragraph" style:parent-style-name="Standard">
      <style:text-properties officeooo:paragraph-rsid="01705ff9"/>
    </style:style>
    <style:style style:name="P19" style:family="paragraph" style:parent-style-name="Standard">
      <style:paragraph-properties fo:line-height="100%"/>
      <style:text-properties officeooo:paragraph-rsid="018eb476"/>
    </style:style>
    <style:style style:name="P20" style:family="paragraph" style:parent-style-name="Standard">
      <style:paragraph-properties fo:line-height="100%"/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officeooo:paragraph-rsid="01e8ab62"/>
    </style:style>
    <style:style style:name="P22" style:family="paragraph" style:parent-style-name="Standard">
      <style:text-properties style:font-name="Ubuntu3" fo:font-size="12pt" fo:language="nl" fo:country="NL" officeooo:paragraph-rsid="01a76768" fo:background-color="transparent" style:font-size-asian="12pt" style:language-asian="nl" style:country-asian="NL" style:font-name-complex="Bitstream Vera Sans" style:font-size-complex="12pt"/>
    </style:style>
    <style:style style:name="P23" style:family="paragraph" style:parent-style-name="Standard">
      <style:text-properties fo:font-style="italic" officeooo:rsid="05fe4687" officeooo:paragraph-rsid="01ec61dc" style:font-style-asian="italic" style:font-style-complex="italic"/>
    </style:style>
    <style:style style:name="P24" style:family="paragraph" style:parent-style-name="Standard">
      <style:text-properties officeooo:paragraph-rsid="01f0312a"/>
    </style:style>
    <style:style style:name="P25" style:family="paragraph" style:parent-style-name="Standard" style:list-style-name="L1">
      <style:text-properties fo:font-size="12pt" fo:font-weight="bold" officeooo:paragraph-rsid="019a3860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9b981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bd776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1a76768" officeooo:paragraph-rsid="01a7676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 style:master-page-name="Standard">
      <style:paragraph-properties style:page-number="auto"/>
      <style:text-properties officeooo:paragraph-rsid="01f21e76"/>
    </style:style>
    <style:style style:name="P3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665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3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3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3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3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3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3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3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3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Ubuntu3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Ubuntu3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Ubuntu3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Ubuntu3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font-name="Ubuntu3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font-name="Ubuntu3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Ubuntu3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1" style:family="text">
      <style:text-properties fo:color="#000000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2" style:family="text">
      <style:text-properties fo:color="#000000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3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54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style:font-name="Ubuntu3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Ubuntu3" fo:font-size="12pt" fo:language="nl" fo:country="NL" officeooo:rsid="00da78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style:font-name="Ubuntu3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style:font-name="Ubuntu3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officeooo:rsid="01abc67c"/>
    </style:style>
    <style:style style:name="T62" style:family="text">
      <style:text-properties officeooo:rsid="01cfd8f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99cm" text:min-label-width="0.6cm"/>
        <style:text-properties style:font-name="OpenSymbol"/>
      </text:list-level-style-bullet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42">C</text:span></text:span><text:span text:style-name="Strong_20_Emphasis"><text:span text:style-name="T33">h</text:span></text:span><text:span text:style-name="Strong_20_Emphasis"><text:span text:style-name="T32">ecklist voor </text:span></text:span><text:span text:style-name="Strong_20_Emphasis"><text:span text:style-name="T48">de installatie</text:span></text:span><text:span text:style-name="Strong_20_Emphasis"><text:span text:style-name="T32"> van </text:span></text:span><text:reference-mark-start text:name="Distributie"/><text:span text:style-name="Strong_20_Emphasis"><text:span text:style-name="T43">Ubunt</text:span></text:span><text:span text:style-name="Strong_20_Emphasis"><text:span text:style-name="T45">u</text:span></text:span><text:reference-mark-end text:name="Distributie"/><text:span text:style-name="Strong_20_Emphasis"><text:span text:style-name="T43"> </text:span></text:span><text:reference-mark-start text:name="Versie"/><text:span text:style-name="T62">20</text:span><text:span text:style-name="Strong_20_Emphasis"><text:span text:style-name="T43">.</text:span></text:span><text:span text:style-name="Strong_20_Emphasis"><text:span text:style-name="T46">04</text:span></text:span><text:reference-mark-end text:name="Versie"/><text:span text:style-name="Strong_20_Emphasis"><text:span text:style-name="T29"> </text:span></text:span><text:span text:style-name="Strong_20_Emphasis"><text:span text:style-name="T31">LTS</text:span></text:span><text:span text:style-name="Strong_20_Emphasis"><text:span text:style-name="T22"> </text:span></text:span><text:reference-mark-start text:name="Editie"/><text:span text:style-name="Strong_20_Emphasis"><text:span text:style-name="T34">desktop</text:span></text:span><text:reference-mark-end text:name="Editie"/><text:span text:style-name="Strong_20_Emphasis"><text:span text:style-name="T35"> </text:span></text:span><text:span text:style-name="Strong_20_Emphasis"><text:span text:style-name="T32">op </text:span></text:span><text:reference-mark-start text:name="Computernaam"/><text:span text:style-name="T61">pc</text:span><text:span text:style-name="Strong_20_Emphasis"><text:span text:style-name="T36">04</text:span></text:span><text:reference-mark-end text:name="Computernaam"/><text:span text:style-name="T37">.</text:span><text:span text:style-name="Strong_20_Emphasis"><text:span text:style-name="T32"><text:line-break/></text:span></text:span></text:p>
      <text:p text:style-name="P19"><text:span text:style-name="T32">Kijk op </text:span><text:a xlink:type="simple" xlink:href="https://karelzimmer.nl/" text:style-name="Internet_20_link" text:visited-style-name="Visited_20_Internet_20_Link"><text:span text:style-name="Internet_20_link"><text:span text:style-name="T54">karelzimmer.nl</text:span></text:span></text:a><text:span text:style-name="T32"> </text:span><text:span text:style-name="T5">voor</text:span><text:span text:style-name="T4"> </text:span><text:span text:style-name="T60">deze en andere </text:span><text:span text:style-name="T6">checklists, scripts, en overige bestanden.</text:span></text:p>
      <text:p text:style-name="P20"/>
      <text:p text:style-name="P23"><text:span text:style-name="T23">D</text:span><text:span text:style-name="T21">it is een invulbare PD</text:span><text:span text:style-name="T24">F</text:span><text:span text:style-name="T21"> met keuzevakken; </text:span><text:span text:style-name="T25">a</text:span><text:span text:style-name="T21">fdrukken is niet noodzakelijk.</text:span></text:p>
      <text:p text:style-name="P3"><text:span text:style-name="Strong_20_Emphasis"><text:span text:style-name="T49"/></text:span></text:p>
      <text:p text:style-name="P10"><text:span text:style-name="Definition"><text:span text:style-name="T57">g</text:span></text:span><text:span text:style-name="Definition"><text:span text:style-name="T55">ebruiker</text:span></text:span><text:span text:style-name="T32"><text:tab/><text:tab/><text:tab/></text:span><text:span text:style-name="User_20_Entry"><text:span text:style-name="T53">Nina Zimmer</text:span></text:span></text:p>
      <text:p text:style-name="P11"><text:span text:style-name="Definition"><text:span text:style-name="T57">g</text:span></text:span><text:span text:style-name="Definition"><text:span text:style-name="T55">ebruikersnaam<text:tab/></text:span></text:span><text:span text:style-name="User_20_Entry"><text:span text:style-name="T53">nina</text:span></text:span></text:p>
      <text:p text:style-name="P13"><text:span text:style-name="Definition"><text:span text:style-name="T57">c</text:span></text:span><text:span text:style-name="Definition"><text:span text:style-name="T55">omputernaam</text:span></text:span><text:span text:style-name="Definition"><text:span text:style-name="T56"><text:tab/></text:span></text:span><text:span text:style-name="User_20_Entry"><text:span text:style-name="T50"><text:reference-ref text:reference-format="text" text:ref-name="Computernaam">pc04</text:reference-ref></text:span></text:span><text:span text:style-name="T38"> <text:tab/><text:tab/><text:tab/><text:tab/>(</text:span><text:span text:style-name="T44">N</text:span><text:span text:style-name="T39">aast </text:span><text:span text:style-name="T40">W</text:span><text:span text:style-name="T41">indows </text:span><text:span text:style-name="T47">10</text:span><text:span text:style-name="T40"> – </text:span><text:span text:style-name="T39">dual boot</text:span><text:span text:style-name="T38">)</text:span></text:p>
      <text:p text:style-name="P12"><text:span text:style-name="Definition"><text:span text:style-name="T57">o</text:span></text:span><text:span text:style-name="Definition"><text:span text:style-name="T58">pstartmenu</text:span></text:span><text:span text:style-name="T32"><text:tab/><text:tab/></text:span><text:span text:style-name="User_20_Entry"><text:span text:style-name="T52">F9</text:span></text:span></text:p>
      <text:p text:style-name="P18"><text:span text:style-name="Definition"><text:span text:style-name="T57">i</text:span></text:span><text:span text:style-name="Definition"><text:span text:style-name="T58">nstellingen</text:span></text:span><text:span text:style-name="T32"><text:tab/><text:tab/></text:span><text:span text:style-name="User_20_Entry"><text:span text:style-name="T51">Esc</text:span></text:span></text:p>
      <text:p text:style-name="P7"><text:span text:style-name="Definition"><text:span text:style-name="T59"/></text:span></text:p>
      <text:p text:style-name="P2"/>
      <text:list xml:id="list3324886801" text:style-name="L1">
        <text:list-item>
          <text:p text:style-name="P25">Installatie voorbereiden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1"><text:span text:style-name="Strong_20_Emphasis"><text:span text:style-name="T13"><text:s/></text:span></text:span><text:span text:style-name="Strong_20_Emphasis"><text:span text:style-name="T12"><draw:control text:anchor-type="as-char" draw:z-index="0" draw:name="Vorm1" draw:style-name="gr1" draw:text-style-name="P3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</text:span></text:span><text:span text:style-name="Strong_20_Emphasis"><text:span text:style-name="T20">_</text:span></text:span><text:span text:style-name="Strong_20_Emphasis"><text:span text:style-name="T15">installatie</text:span></text:span><text:span text:style-name="Strong_20_Emphasis"><text:span text:style-name="T20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20">_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20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20">odt</text:span></text:span><text:span text:style-name="Strong_20_Emphasis"><text:span text:style-name="T16">.</text:span></text:span></text:p>
          </table:table-cell>
        </table:table-row>
      </table:table>
      <text:p text:style-name="P8"><text:span text:style-name="Strong_20_Emphasis"><text:span text:style-name="T11"/></text:span></text:p>
      <text:p text:style-name="P9"/>
      <text:list xml:id="list82339817675894" text:continue-numbering="true" text:style-name="L1">
        <text:list-item>
          <text:p text:style-name="P26">Installatie uitvoeren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13"><text:s/></text:span></text:span><text:span text:style-name="Strong_20_Emphasis"><text:span text:style-name="T12"><draw:control text:anchor-type="as-char" draw:z-index="1" draw:name="Vorm2" draw:style-name="gr1" draw:text-style-name="P30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7">Installeer </text:span></text:span><text:span text:style-name="Strong_20_Emphasis"><text:span text:style-name="T18"><text:reference-ref text:reference-format="text" text:ref-name="Distributie">Ubuntu</text:reference-ref></text:span></text:span><text:span text:style-name="Strong_20_Emphasis"><text:span text:style-name="T19"><text:s/></text:span></text:span><text:span text:style-name="Strong_20_Emphasis"><text:span text:style-name="T17">naast Windows 10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16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13"><text:s/></text:span></text:span><text:span text:style-name="Strong_20_Emphasis"><text:span text:style-name="T12"><draw:control text:anchor-type="as-char" draw:z-index="4" draw:name="Vorm3" draw:style-name="gr1" draw:text-style-name="P3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</text:span></text:span><text:span text:style-name="Strong_20_Emphasis"><text:span text:style-name="T20">_</text:span></text:span><text:span text:style-name="Strong_20_Emphasis"><text:span text:style-name="T15">installatie</text:span></text:span><text:span text:style-name="Strong_20_Emphasis"><text:span text:style-name="T20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20">_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20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20">odt</text:span></text:span><text:span text:style-name="Strong_20_Emphasis"><text:span text:style-name="T16">.</text:span></text:span></text:p>
          </table:table-cell>
        </table:table-row>
      </table:table>
      <text:p text:style-name="P6"/>
      <text:p text:style-name="P5"/>
      <text:list xml:id="list82339614068582" text:continue-numbering="true" text:style-name="L1">
        <text:list-item>
          <text:p text:style-name="P27">Installatie afronden</text:p>
        </text:list-item>
      </text:list>
      <text:p text:style-name="P4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13"><text:s/></text:span></text:span><text:span text:style-name="Strong_20_Emphasis"><text:span text:style-name="T12"><draw:control text:anchor-type="as-char" draw:z-index="2" draw:name="Vorm4" draw:style-name="gr1" draw:text-style-name="P30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</text:span></text:span><text:span text:style-name="Strong_20_Emphasis"><text:span text:style-name="T20">_</text:span></text:span><text:span text:style-name="Strong_20_Emphasis"><text:span text:style-name="T15">installatie</text:span></text:span><text:span text:style-name="Strong_20_Emphasis"><text:span text:style-name="T20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20">_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20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20">odt</text:span></text:span><text:span text:style-name="Strong_20_Emphasis"><text:span text:style-name="T16">.</text:span></text:span></text:p>
          </table:table-cell>
        </table:table-row>
      </table:table>
      <text:p text:style-name="Standard"><text:span text:style-name="Strong_20_Emphasis"><text:span text:style-name="T3"><text:line-break/></text:span></text:span></text:p>
      <text:list xml:id="list82339186818111" text:continue-numbering="true" text:style-name="L1">
        <text:list-item>
          <text:p text:style-name="P28">Gebruiker inrichten</text:p>
        </text:list-item>
      </text:list>
      <text:p text:style-name="P4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1"><text:span text:style-name="Strong_20_Emphasis"><text:span text:style-name="T13"><text:s/></text:span></text:span><text:span text:style-name="Strong_20_Emphasis"><text:span text:style-name="T12"><draw:control text:anchor-type="as-char" draw:z-index="3" draw:name="Vorm5" draw:style-name="gr1" draw:text-style-name="P30" svg:width="0.35cm" svg:height="0.35cm" draw:control="control4"/></text:span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</text:span></text:span><text:span text:style-name="Strong_20_Emphasis"><text:span text:style-name="T20">_</text:span></text:span><text:span text:style-name="Strong_20_Emphasis"><text:span text:style-name="T15">installatie</text:span></text:span><text:span text:style-name="Strong_20_Emphasis"><text:span text:style-name="T20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20">_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20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20">odt</text:span></text:span><text:span text:style-name="Strong_20_Emphasis"><text:span text:style-name="T16">.</text:span></text:span></text:p>
          </table:table-cell>
        </table:table-row>
      </table:table>
      <text:p text:style-name="P14"><text:span text:style-name="Strong_20_Emphasis"><text:span text:style-name="T7"/></text:span></text:p>
      <text:p text:style-name="P22"/>
      <text:p text:style-name="P24"><text:span text:style-name="T26">E</text:span><text:span text:style-name="T27">inde c</text:span><text:span text:style-name="T22">hecklist, </text:span><text:span text:style-name="T28">d</text:span><text:span text:style-name="T22">e installatie van </text:span><text:span text:style-name="T22"><text:reference-ref text:reference-format="text" text:ref-name="Distributie">Ubuntu</text:reference-ref></text:span><text:span text:style-name="T22"><text:s/></text:span><text:span text:style-name="T29"><text:reference-ref text:reference-format="text" text:ref-name="Versie">20.04</text:reference-ref></text:span><text:span text:style-name="T29"><text:s/></text:span><text:span text:style-name="T31">LTS</text:span><text:span text:style-name="T22"> </text:span><text:span text:style-name="T22"><text:reference-ref text:reference-format="text" text:ref-name="Editie">desktop</text:reference-ref></text:span><text:span text:style-name="T22"><text:s/></text:span><text:span text:style-name="T30">op </text:span><text:span text:style-name="T30"><text:reference-ref text:reference-format="text" text:ref-name="Computernaam">pc04</text:reference-ref></text:span><text:span text:style-name="T30"><text:s/></text:span><text:span text:style-name="T22">is voltooid.<text:line-break/><text:line-break/></text:span><text:span text:style-name="T10">Geschreven</text:span><text:span text:style-name="T8"> door Karel Zimmer &lt;</text:span><text:a xlink:type="simple" xlink:href="mailto:info@karelzimmer.nl" text:style-name="Internet_20_link" text:visited-style-name="Visited_20_Internet_20_Link">info@karelzimmer.nl</text:a><text:span text:style-name="T8">&gt;</text:span><text:span text:style-name="T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language="nl" fo:country="NL" style:font-name-asian="HG Mincho Light J1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fo:text-transform="uppercase" fo:color="#ff0000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Ubuntu2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desktop_pc04.odt</text:file-name><text:tab/><text:date style:data-style-name="N36" text:date-value="2021-08-31T08:23:38.413011124">31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1T08:23:38.318641171</dc:date>
    <meta:printed-by>Karel Zimmer</meta:printed-by>
    <meta:print-date>2010-10-15T14:58:44</meta:print-date>
    <meta:keyword>Installatie</meta:keyword>
    <meta:keyword>Checklist</meta:keyword>
    <meta:keyword>Linux</meta:keyword>
    <meta:editing-cycles>2086</meta:editing-cycles>
    <meta:editing-duration>P5DT2H3M52S</meta:editing-duration>
    <dc:creator>Karel Zimmer</dc:creator>
    <meta:document-statistic meta:table-count="4" meta:image-count="0" meta:object-count="0" meta:page-count="1" meta:paragraph-count="26" meta:word-count="118" meta:character-count="989" meta:non-whitespace-character-count="877"/>
    <meta:user-defined meta:name="Info 1"/>
    <meta:user-defined meta:name="Info 2"/>
    <meta:user-defined meta:name="Info 3"/>
    <meta:user-defined meta:name="Info 4"/>
  </office:meta>
</office:document-meta>
</file>